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adyStateMeasurments" table:style-name="ta1">
        <table:shapes>
          <draw:frame draw:z-index="0" draw:style-name="gr1" draw:text-style-name="P1" svg:width="6.2988in" svg:height="3.5429in" svg:x="9.6492in" svg:y="0.4681in">
            <draw:object draw:notify-on-update-of-ranges="steadyStateMeasurments.J3:steadyStateMeasurments.J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.2008in" svg:y="0.3949in">
            <draw:object draw:notify-on-update-of-ranges="steadyStateMeasurments.A3:steadyStateMeasurments.A1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ithout Kalman: </text:p>
          </table:table-cell>
          <table:table-cell table:number-columns-repeated="8"/>
          <table:table-cell office:value-type="string" calcext:value-type="string">
            <text:p>With Kalman: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9.03" calcext:value-type="float">
            <text:p>49.03</text:p>
          </table:table-cell>
          <table:table-cell table:number-columns-repeated="8"/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table:number-columns-repeated="8"/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5.49" calcext:value-type="float">
            <text:p>45.49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table:number-columns-repeated="8"/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table:number-columns-repeated="8"/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table:number-columns-repeated="8"/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7.79" calcext:value-type="float">
            <text:p>47.79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7.94" calcext:value-type="float">
            <text:p>47.94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07" calcext:value-type="float">
            <text:p>48.07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table:number-columns-repeated="8"/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table:number-columns-repeated="8"/>
          <table:table-cell office:value-type="float" office:value="48.22" calcext:value-type="float">
            <text:p>48.22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34" calcext:value-type="float">
            <text:p>48.34</text:p>
          </table:table-cell>
        </table:table-row>
        <table:table-row table:style-name="ro1">
          <table:table-cell office:value-type="float" office:value="49.15" calcext:value-type="float">
            <text:p>49.15</text:p>
          </table:table-cell>
          <table:table-cell table:number-columns-repeated="8"/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table:number-columns-repeated="8"/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float" office:value="48.68" calcext:value-type="float">
            <text:p>48.68</text:p>
          </table:table-cell>
          <table:table-cell table:number-columns-repeated="8"/>
          <table:table-cell office:value-type="float" office:value="48.45" calcext:value-type="float">
            <text:p>48.45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table:number-columns-repeated="8"/>
          <table:table-cell office:value-type="float" office:value="48.49" calcext:value-type="float">
            <text:p>48.49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52" calcext:value-type="float">
            <text:p>48.52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56" calcext:value-type="float">
            <text:p>48.56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table:number-columns-repeated="8"/>
          <table:table-cell office:value-type="float" office:value="48.58" calcext:value-type="float">
            <text:p>48.58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61" calcext:value-type="float">
            <text:p>48.61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table:number-columns-repeated="8"/>
          <table:table-cell office:value-type="float" office:value="48.63" calcext:value-type="float">
            <text:p>48.63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table:number-columns-repeated="8"/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table:number-columns-repeated="8"/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table:number-columns-repeated="8"/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table:number-columns-repeated="8"/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float" office:value="49.13" calcext:value-type="float">
            <text:p>49.13</text:p>
          </table:table-cell>
          <table:table-cell table:number-columns-repeated="8"/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table:number-columns-repeated="8"/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72" calcext:value-type="float">
            <text:p>48.72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table:number-columns-repeated="8"/>
          <table:table-cell office:value-type="float" office:value="48.72" calcext:value-type="float">
            <text:p>48.72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48.67" calcext:value-type="float">
            <text:p>48.67</text:p>
          </table:table-cell>
          <table:table-cell table:number-columns-repeated="8"/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48.67" calcext:value-type="float">
            <text:p>48.67</text:p>
          </table:table-cell>
          <table:table-cell table:number-columns-repeated="8"/>
          <table:table-cell office:value-type="float" office:value="48.74" calcext:value-type="float">
            <text:p>48.74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74" calcext:value-type="float">
            <text:p>48.74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74" calcext:value-type="float">
            <text:p>48.74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table:number-columns-repeated="8"/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76" calcext:value-type="float">
            <text:p>48.76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76" calcext:value-type="float">
            <text:p>48.76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76" calcext:value-type="float">
            <text:p>48.76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77" calcext:value-type="float">
            <text:p>48.77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table:number-columns-repeated="8"/>
          <table:table-cell office:value-type="float" office:value="48.77" calcext:value-type="float">
            <text:p>48.77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77" calcext:value-type="float">
            <text:p>48.77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78" calcext:value-type="float">
            <text:p>48.78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79" calcext:value-type="float">
            <text:p>48.79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79" calcext:value-type="float">
            <text:p>48.79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table:number-columns-repeated="8"/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table:number-columns-repeated="8"/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table:number-columns-repeated="8"/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float" office:value="48.67" calcext:value-type="float">
            <text:p>48.67</text:p>
          </table:table-cell>
          <table:table-cell table:number-columns-repeated="8"/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82" calcext:value-type="float">
            <text:p>48.82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82" calcext:value-type="float">
            <text:p>48.82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table:number-columns-repeated="8"/>
          <table:table-cell office:value-type="float" office:value="48.82" calcext:value-type="float">
            <text:p>48.82</text:p>
          </table:table-cell>
        </table:table-row>
        <table:table-row table:style-name="ro1">
          <table:table-cell office:value-type="float" office:value="48.57" calcext:value-type="float">
            <text:p>48.57</text:p>
          </table:table-cell>
          <table:table-cell table:number-columns-repeated="8"/>
          <table:table-cell office:value-type="float" office:value="48.83" calcext:value-type="float">
            <text:p>48.83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83" calcext:value-type="float">
            <text:p>48.83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83" calcext:value-type="float">
            <text:p>48.83</text:p>
          </table:table-cell>
        </table:table-row>
        <table:table-row table:style-name="ro1">
          <table:table-cell office:value-type="float" office:value="48.72" calcext:value-type="float">
            <text:p>48.72</text:p>
          </table:table-cell>
          <table:table-cell table:number-columns-repeated="8"/>
          <table:table-cell office:value-type="float" office:value="48.83" calcext:value-type="float">
            <text:p>48.83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84" calcext:value-type="float">
            <text:p>48.84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table:number-columns-repeated="8"/>
          <table:table-cell office:value-type="float" office:value="48.84" calcext:value-type="float">
            <text:p>48.8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table:number-columns-repeated="8"/>
          <table:table-cell office:value-type="float" office:value="48.84" calcext:value-type="float">
            <text:p>48.84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table:number-columns-repeated="8"/>
          <table:table-cell office:value-type="float" office:value="48.85" calcext:value-type="float">
            <text:p>48.85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table:number-columns-repeated="8"/>
          <table:table-cell office:value-type="float" office:value="48.85" calcext:value-type="float">
            <text:p>48.85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table:number-columns-repeated="8"/>
          <table:table-cell office:value-type="float" office:value="48.85" calcext:value-type="float">
            <text:p>48.85</text:p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table:number-columns-repeated="8"/>
          <table:table-cell office:value-type="float" office:value="48.85" calcext:value-type="float">
            <text:p>48.85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8.69" calcext:value-type="float">
            <text:p>48.69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86" calcext:value-type="float">
            <text:p>48.86</text:p>
          </table:table-cell>
        </table:table-row>
        <table:table-row table:style-name="ro1">
          <table:table-cell office:value-type="float" office:value="48.61" calcext:value-type="float">
            <text:p>48.61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49.26" calcext:value-type="float">
            <text:p>49.26</text:p>
          </table:table-cell>
          <table:table-cell table:number-columns-repeated="8"/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8"/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float" office:value="49.24" calcext:value-type="float">
            <text:p>49.24</text:p>
          </table:table-cell>
          <table:table-cell table:number-columns-repeated="8"/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49.07" calcext:value-type="float">
            <text:p>49.07</text:p>
          </table:table-cell>
          <table:table-cell table:number-columns-repeated="8"/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48.89" calcext:value-type="float">
            <text:p>48.89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9.12" calcext:value-type="float">
            <text:p>49.12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9.23" calcext:value-type="float">
            <text:p>49.23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8.89" calcext:value-type="float">
            <text:p>48.89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8.89" calcext:value-type="float">
            <text:p>48.89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8.72" calcext:value-type="float">
            <text:p>48.72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95" calcext:value-type="float">
            <text:p>48.95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9.06" calcext:value-type="float">
            <text:p>49.06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78" calcext:value-type="float">
            <text:p>48.78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67" calcext:value-type="float">
            <text:p>48.67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9.06" calcext:value-type="float">
            <text:p>49.06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9.13" calcext:value-type="float">
            <text:p>49.13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95" calcext:value-type="float">
            <text:p>48.95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8"/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9.13" calcext:value-type="float">
            <text:p>49.13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table:number-columns-repeated="8"/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49.08" calcext:value-type="float">
            <text:p>49.08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office:value-type="float" office:value="48.91" calcext:value-type="float">
            <text:p>48.91</text:p>
          </table:table-cell>
          <table:table-cell table:number-columns-repeated="8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  <table:table-row table:style-name="ro1">
          <table:table-cell table:number-columns-repeated="9"/>
          <table:table-cell office:value-type="float" office:value="48.91" calcext:value-type="float">
            <text:p>48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3T18:08:32.750675892</dc:date>
    <meta:editing-duration>PT8M21S</meta:editing-duration>
    <meta:editing-cycles>2</meta:editing-cycles>
    <meta:generator>LibreOffice/7.3.7.2$Linux_X86_64 LibreOffice_project/30$Build-2</meta:generator>
    <meta:document-statistic meta:table-count="1" meta:cell-count="28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9cm" svg:y="0.316cm" chart:style-name="ch2">
          <text:p>Steady State; no Kalman Filtering</text:p>
        </chart:title>
        <chart:legend chart:legend-position="end" svg:x="11.455cm" svg:y="4.201cm" style:legend-expansion="high" chart:style-name="ch3"/>
        <chart:plot-area chart:style-name="ch4" table:cell-range-address="steadyStateMeasurments.A3:steadyStateMeasurments.A139" chart:data-source-has-labels="row" svg:x="1.331cm" svg:y="1.275cm" svg:width="9.804cm" svg:height="6.564cm">
          <chart:coordinate-region svg:x="2.243cm" svg:y="1.474cm" svg:width="8.612cm" svg:height="5.718cm"/>
          <chart:axis chart:dimension="x" chart:name="primary-x" chart:style-name="ch5">
            <chart:title svg:x="5.104cm" svg:y="8.019cm" chart:style-name="ch6">
              <text:p>measurements</text:p>
            </chart:title>
          </chart:axis>
          <chart:axis chart:dimension="y" chart:name="primary-y" chart:style-name="ch7">
            <chart:title svg:x="0.451cm" svg:y="5.091cm" chart:style-name="ch8">
              <text:p>Inches</text:p>
            </chart:title>
            <chart:grid chart:style-name="ch9" chart:class="major"/>
          </chart:axis>
          <chart:series chart:style-name="ch10" chart:values-cell-range-address="steadyStateMeasurments.A3:steadyStateMeasurments.A139" loext:label-string="avgedmeasurements" chart:class="chart:scatter">
            <chart:data-point chart:repeated="1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dmeasurem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03">
                <text:p>49.03</text:p>
                <draw:g>
                  <svg:desc>steadyStateMeasurments.A3:steadyStateMeasurments.A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19">
                <text:p>49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.06">
                <text:p>49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06">
                <text:p>49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.62">
                <text:p>48.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19">
                <text:p>49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.91">
                <text:p>48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98cm" svg:y="0.316cm" chart:style-name="ch2">
          <text:p>Steady State; With Kalman Filtering</text:p>
        </chart:title>
        <chart:legend chart:legend-position="end" svg:x="11.349cm" svg:y="4.201cm" style:legend-expansion="high" chart:style-name="ch3"/>
        <chart:plot-area chart:style-name="ch4" table:cell-range-address="steadyStateMeasurments.J3:steadyStateMeasurments.J150" chart:data-source-has-labels="row" svg:x="1.331cm" svg:y="1.275cm" svg:width="9.698cm" svg:height="6.564cm">
          <chart:coordinate-region svg:x="1.952cm" svg:y="1.474cm" svg:width="8.797cm" svg:height="5.718cm"/>
          <chart:axis chart:dimension="x" chart:name="primary-x" chart:style-name="ch5">
            <chart:title svg:x="5.051cm" svg:y="8.019cm" chart:style-name="ch6">
              <text:p>measurements</text:p>
            </chart:title>
          </chart:axis>
          <chart:axis chart:dimension="y" chart:name="primary-y" chart:style-name="ch7">
            <chart:title svg:x="0.451cm" svg:y="5.091cm" chart:style-name="ch8">
              <text:p>Inches</text:p>
            </chart:title>
            <chart:grid chart:style-name="ch9" chart:class="major"/>
          </chart:axis>
          <chart:series chart:style-name="ch10" chart:values-cell-range-address="steadyStateMeasurments.J3:steadyStateMeasurments.J150" loext:label-string="filteredmeasurements" chart:class="chart:scatter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edmeasurem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17">
                <text:p>38.17</text:p>
                <draw:g>
                  <svg:desc>steadyStateMeasurments.J3:steadyStateMeasurments.J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49">
                <text:p>45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4">
                <text:p>4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22">
                <text:p>48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45">
                <text:p>48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52">
                <text:p>48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.91">
                <text:p>48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